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0290000002070429860C51BDCCA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8c614" officeooo:paragraph-rsid="0018c614"/>
    </style:style>
    <style:style style:name="P2" style:family="paragraph" style:parent-style-name="Text_20_body">
      <style:text-properties officeooo:rsid="0018c614" officeooo:paragraph-rsid="0045829a"/>
    </style:style>
    <style:style style:name="P3" style:family="paragraph" style:parent-style-name="Text_20_body">
      <style:text-properties officeooo:rsid="00198974" officeooo:paragraph-rsid="00198974"/>
    </style:style>
    <style:style style:name="P4" style:family="paragraph" style:parent-style-name="Text_20_body">
      <style:text-properties officeooo:rsid="001cbf0c" officeooo:paragraph-rsid="001e2e69"/>
    </style:style>
    <style:style style:name="P5" style:family="paragraph" style:parent-style-name="Text_20_body">
      <style:text-properties officeooo:paragraph-rsid="001e2e69"/>
    </style:style>
    <style:style style:name="P6" style:family="paragraph" style:parent-style-name="Text_20_body">
      <style:text-properties officeooo:rsid="001ee9b7" officeooo:paragraph-rsid="001ee9b7"/>
    </style:style>
    <style:style style:name="P7" style:family="paragraph" style:parent-style-name="Text_20_body">
      <style:text-properties officeooo:rsid="002039cc" officeooo:paragraph-rsid="002039cc"/>
    </style:style>
    <style:style style:name="P8" style:family="paragraph" style:parent-style-name="Text_20_body">
      <style:text-properties officeooo:rsid="002039cc" officeooo:paragraph-rsid="0046a511"/>
    </style:style>
    <style:style style:name="P9" style:family="paragraph" style:parent-style-name="Text_20_body">
      <style:text-properties officeooo:rsid="002039cc" officeooo:paragraph-rsid="00566ad2"/>
    </style:style>
    <style:style style:name="P10" style:family="paragraph" style:parent-style-name="Text_20_body">
      <style:text-properties officeooo:rsid="0024c0a6" officeooo:paragraph-rsid="0024c0a6"/>
    </style:style>
    <style:style style:name="P11" style:family="paragraph" style:parent-style-name="Text_20_body">
      <style:text-properties officeooo:rsid="0024c0a6" officeooo:paragraph-rsid="002c4586"/>
    </style:style>
    <style:style style:name="P12" style:family="paragraph" style:parent-style-name="Text_20_body">
      <style:text-properties officeooo:rsid="0027e896" officeooo:paragraph-rsid="002c0685"/>
    </style:style>
    <style:style style:name="P13" style:family="paragraph" style:parent-style-name="Text_20_body">
      <style:text-properties officeooo:rsid="0027e896" officeooo:paragraph-rsid="002c4586"/>
    </style:style>
    <style:style style:name="P14" style:family="paragraph" style:parent-style-name="Text_20_body">
      <style:text-properties officeooo:rsid="002a15d1" officeooo:paragraph-rsid="002c4586"/>
    </style:style>
    <style:style style:name="P15" style:family="paragraph" style:parent-style-name="Text_20_body">
      <style:text-properties officeooo:rsid="001e2e69" officeooo:paragraph-rsid="001e2e69"/>
    </style:style>
    <style:style style:name="P16" style:family="paragraph" style:parent-style-name="Text_20_body">
      <style:text-properties officeooo:rsid="00342840" officeooo:paragraph-rsid="00342840"/>
    </style:style>
    <style:style style:name="P17" style:family="paragraph" style:parent-style-name="Text_20_body">
      <style:text-properties officeooo:rsid="00344ae1" officeooo:paragraph-rsid="00344ae1"/>
    </style:style>
    <style:style style:name="P18" style:family="paragraph" style:parent-style-name="Text_20_body">
      <style:text-properties officeooo:rsid="00361a07" officeooo:paragraph-rsid="00361a07"/>
    </style:style>
    <style:style style:name="P19" style:family="paragraph" style:parent-style-name="Text_20_body">
      <style:text-properties officeooo:rsid="00361a07" officeooo:paragraph-rsid="0036748e"/>
    </style:style>
    <style:style style:name="P20" style:family="paragraph" style:parent-style-name="Text_20_body">
      <style:text-properties officeooo:rsid="00361a07" officeooo:paragraph-rsid="0037c7ec"/>
    </style:style>
    <style:style style:name="P21" style:family="paragraph" style:parent-style-name="Text_20_body">
      <style:text-properties officeooo:rsid="00361a07" officeooo:paragraph-rsid="00512bf2"/>
    </style:style>
    <style:style style:name="P22" style:family="paragraph" style:parent-style-name="Text_20_body">
      <style:text-properties officeooo:rsid="003650dd" officeooo:paragraph-rsid="003650dd"/>
    </style:style>
    <style:style style:name="P23" style:family="paragraph" style:parent-style-name="Text_20_body">
      <style:text-properties officeooo:rsid="0036748e" officeooo:paragraph-rsid="0036748e"/>
    </style:style>
    <style:style style:name="P24" style:family="paragraph" style:parent-style-name="Text_20_body">
      <style:text-properties officeooo:rsid="0036748e" officeooo:paragraph-rsid="0047e612"/>
    </style:style>
    <style:style style:name="P25" style:family="paragraph" style:parent-style-name="Text_20_body">
      <style:text-properties officeooo:rsid="0037c7ec" officeooo:paragraph-rsid="0037c7ec"/>
    </style:style>
    <style:style style:name="P26" style:family="paragraph" style:parent-style-name="Text_20_body">
      <style:text-properties officeooo:rsid="003a81ab" officeooo:paragraph-rsid="003a81ab"/>
    </style:style>
    <style:style style:name="P27" style:family="paragraph" style:parent-style-name="Text_20_body">
      <style:text-properties officeooo:rsid="003eae40" officeooo:paragraph-rsid="003eae40"/>
    </style:style>
    <style:style style:name="P28" style:family="paragraph" style:parent-style-name="Text_20_body">
      <style:text-properties officeooo:rsid="003eae40" officeooo:paragraph-rsid="0052b008"/>
    </style:style>
    <style:style style:name="P29" style:family="paragraph" style:parent-style-name="Text_20_body">
      <style:text-properties officeooo:rsid="0008cba4" officeooo:paragraph-rsid="0008cba4"/>
    </style:style>
    <style:style style:name="P30" style:family="paragraph" style:parent-style-name="Text_20_body">
      <style:text-properties officeooo:rsid="003fd220" officeooo:paragraph-rsid="003fd220"/>
    </style:style>
    <style:style style:name="P31" style:family="paragraph" style:parent-style-name="Text_20_body">
      <style:text-properties officeooo:rsid="003fd220" officeooo:paragraph-rsid="0048f28e"/>
    </style:style>
    <style:style style:name="P32" style:family="paragraph" style:parent-style-name="Text_20_body">
      <style:text-properties officeooo:rsid="0040e71f" officeooo:paragraph-rsid="0040e71f"/>
    </style:style>
    <style:style style:name="P33" style:family="paragraph" style:parent-style-name="Text_20_body">
      <style:text-properties fo:font-style="normal" officeooo:rsid="0040e71f" officeooo:paragraph-rsid="0040e71f" style:font-style-asian="normal" style:font-style-complex="normal"/>
    </style:style>
    <style:style style:name="P34" style:family="paragraph" style:parent-style-name="Text_20_body">
      <style:text-properties fo:font-style="normal" officeooo:rsid="0040e71f" officeooo:paragraph-rsid="00435e3c" style:font-style-asian="normal" style:font-style-complex="normal"/>
    </style:style>
    <style:style style:name="P35" style:family="paragraph" style:parent-style-name="Text_20_body">
      <style:text-properties fo:font-style="normal" officeooo:rsid="0040e71f" officeooo:paragraph-rsid="00453aa9" style:font-style-asian="normal" style:font-style-complex="normal"/>
    </style:style>
    <style:style style:name="P36" style:family="paragraph" style:parent-style-name="Text_20_body">
      <style:text-properties fo:font-style="normal" officeooo:rsid="00435e3c" officeooo:paragraph-rsid="00435e3c" style:font-style-asian="normal" style:font-style-complex="normal"/>
    </style:style>
    <style:style style:name="P37" style:family="paragraph" style:parent-style-name="Text_20_body">
      <style:text-properties fo:font-style="normal" officeooo:rsid="00453aa9" officeooo:paragraph-rsid="00453aa9" style:font-style-asian="normal" style:font-style-complex="normal"/>
    </style:style>
    <style:style style:name="P38" style:family="paragraph" style:parent-style-name="Text_20_body">
      <style:text-properties officeooo:rsid="00435e3c" officeooo:paragraph-rsid="00435e3c"/>
    </style:style>
    <style:style style:name="P39" style:family="paragraph" style:parent-style-name="Text_20_body">
      <style:text-properties officeooo:rsid="00435e3c" officeooo:paragraph-rsid="00453aa9"/>
    </style:style>
    <style:style style:name="P40" style:family="paragraph" style:parent-style-name="Text_20_body">
      <style:text-properties officeooo:rsid="00435e3c" officeooo:paragraph-rsid="0045829a"/>
    </style:style>
    <style:style style:name="P41" style:family="paragraph" style:parent-style-name="Text_20_body">
      <style:text-properties officeooo:rsid="00453aa9" officeooo:paragraph-rsid="00453aa9"/>
    </style:style>
    <style:style style:name="P42" style:family="paragraph" style:parent-style-name="Text_20_body">
      <style:text-properties officeooo:rsid="00453aa9" officeooo:paragraph-rsid="0045829a"/>
    </style:style>
    <style:style style:name="P43" style:family="paragraph" style:parent-style-name="Text_20_body">
      <style:text-properties officeooo:rsid="0045829a" officeooo:paragraph-rsid="0045829a"/>
    </style:style>
    <style:style style:name="P44" style:family="paragraph" style:parent-style-name="Text_20_body">
      <style:text-properties officeooo:rsid="0047e612" officeooo:paragraph-rsid="0047e612"/>
    </style:style>
    <style:style style:name="P45" style:family="paragraph" style:parent-style-name="Text_20_body">
      <style:text-properties officeooo:rsid="003a9196" officeooo:paragraph-rsid="0047e612"/>
    </style:style>
    <style:style style:name="P46" style:family="paragraph" style:parent-style-name="Text_20_body">
      <style:text-properties officeooo:rsid="004ab46c" officeooo:paragraph-rsid="004ab46c"/>
    </style:style>
    <style:style style:name="P47" style:family="paragraph" style:parent-style-name="Text_20_body">
      <style:text-properties fo:font-weight="bold" officeooo:rsid="0048f28e" officeooo:paragraph-rsid="0048f28e" style:font-weight-asian="bold" style:font-weight-complex="bold"/>
    </style:style>
    <style:style style:name="P48" style:family="paragraph" style:parent-style-name="Text_20_body">
      <style:text-properties officeooo:paragraph-rsid="00566ad2"/>
    </style:style>
    <style:style style:name="P49" style:family="paragraph" style:parent-style-name="Text_20_body">
      <style:text-properties officeooo:paragraph-rsid="0021b82c"/>
    </style:style>
    <style:style style:name="P50" style:family="paragraph" style:parent-style-name="Text_20_body">
      <style:text-properties officeooo:rsid="002ee821" officeooo:paragraph-rsid="002ee821"/>
    </style:style>
    <style:style style:name="P51" style:family="paragraph" style:parent-style-name="Text_20_body">
      <style:text-properties officeooo:rsid="001f2956" officeooo:paragraph-rsid="001f2956"/>
    </style:style>
    <style:style style:name="P52" style:family="paragraph" style:parent-style-name="Title">
      <style:text-properties officeooo:rsid="0005aca0" officeooo:paragraph-rsid="0005aca0"/>
    </style:style>
    <style:style style:name="P53" style:family="paragraph" style:parent-style-name="Title">
      <style:text-properties officeooo:rsid="004ab46c" officeooo:paragraph-rsid="004ab46c"/>
    </style:style>
    <style:style style:name="P54" style:family="paragraph" style:parent-style-name="Text_20_body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344ae1" officeooo:paragraph-rsid="00344ae1"/>
    </style:style>
    <style:style style:name="P55" style:family="paragraph" style:parent-style-name="Text_20_body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361a07" officeooo:paragraph-rsid="00361a07"/>
    </style:style>
    <style:style style:name="P5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7" style:family="paragraph" style:parent-style-name="Heading_20_1">
      <style:text-properties officeooo:rsid="0008cba4" officeooo:paragraph-rsid="0008cba4"/>
    </style:style>
    <style:style style:name="P58" style:family="paragraph" style:parent-style-name="Heading_20_1">
      <style:text-properties officeooo:rsid="00170eb5" officeooo:paragraph-rsid="00170eb5"/>
    </style:style>
    <style:style style:name="P59" style:family="paragraph" style:parent-style-name="Heading_20_1">
      <style:text-properties officeooo:rsid="001cbf0c" officeooo:paragraph-rsid="001cbf0c"/>
    </style:style>
    <style:style style:name="P60" style:family="paragraph" style:parent-style-name="Heading_20_1">
      <style:text-properties officeooo:rsid="001e2e69" officeooo:paragraph-rsid="001e2e69"/>
    </style:style>
    <style:style style:name="P61" style:family="paragraph" style:parent-style-name="Heading_20_1">
      <style:text-properties officeooo:rsid="00342840" officeooo:paragraph-rsid="00342840"/>
    </style:style>
    <style:style style:name="T1" style:family="text">
      <style:text-properties officeooo:rsid="000745e5"/>
    </style:style>
    <style:style style:name="T2" style:family="text">
      <style:text-properties officeooo:rsid="00100d55"/>
    </style:style>
    <style:style style:name="T3" style:family="text">
      <style:text-properties officeooo:rsid="00198974"/>
    </style:style>
    <style:style style:name="T4" style:family="text">
      <style:text-properties officeooo:rsid="001e2e69"/>
    </style:style>
    <style:style style:name="T5" style:family="text">
      <style:text-properties officeooo:rsid="001f2956"/>
    </style:style>
    <style:style style:name="T6" style:family="text">
      <style:text-properties officeooo:rsid="0021b16b"/>
    </style:style>
    <style:style style:name="T7" style:family="text">
      <style:text-properties officeooo:rsid="0021fe5f"/>
    </style:style>
    <style:style style:name="T8" style:family="text">
      <style:text-properties officeooo:rsid="0027e896"/>
    </style:style>
    <style:style style:name="T9" style:family="text">
      <style:text-properties officeooo:rsid="0029eb8b"/>
    </style:style>
    <style:style style:name="T10" style:family="text">
      <style:text-properties officeooo:rsid="002a14fa"/>
    </style:style>
    <style:style style:name="T11" style:family="text">
      <style:text-properties officeooo:rsid="002a15d1"/>
    </style:style>
    <style:style style:name="T12" style:family="text">
      <style:text-properties officeooo:rsid="002c0685"/>
    </style:style>
    <style:style style:name="T13" style:family="text">
      <style:text-properties officeooo:rsid="002c4586"/>
    </style:style>
    <style:style style:name="T14" style:family="text">
      <style:text-properties officeooo:rsid="0024c0a6"/>
    </style:style>
    <style:style style:name="T15" style:family="text">
      <style:text-properties officeooo:rsid="002f159b"/>
    </style:style>
    <style:style style:name="T16" style:family="text">
      <style:text-properties officeooo:rsid="00312e3c"/>
    </style:style>
    <style:style style:name="T17" style:family="text">
      <style:text-properties officeooo:rsid="00344ae1"/>
    </style:style>
    <style:style style:name="T18" style:family="text">
      <style:text-properties officeooo:rsid="0036748e"/>
    </style:style>
    <style:style style:name="T19" style:family="text">
      <style:text-properties officeooo:rsid="0037c7ec"/>
    </style:style>
    <style:style style:name="T20" style:family="text">
      <style:text-properties officeooo:rsid="0040e71f"/>
    </style:style>
    <style:style style:name="T21" style:family="text">
      <style:text-properties officeooo:rsid="0008cba4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officeooo:rsid="0008cba4" style:font-style-asian="italic" style:font-style-complex="italic"/>
    </style:style>
    <style:style style:name="T24" style:family="text">
      <style:text-properties fo:font-style="italic" officeooo:rsid="0041bf7a" style:font-style-asian="italic" style:font-style-complex="italic"/>
    </style:style>
    <style:style style:name="T25" style:family="text">
      <style:text-properties fo:font-style="italic" officeooo:rsid="0040e71f" style:font-style-asian="italic" style:font-style-complex="italic"/>
    </style:style>
    <style:style style:name="T26" style:family="text">
      <style:text-properties fo:font-style="italic" officeooo:rsid="0046a511" style:font-style-asian="italic" style:font-style-complex="italic"/>
    </style:style>
    <style:style style:name="T27" style:family="text">
      <style:text-properties fo:font-style="italic" officeooo:rsid="0059d471" style:font-style-asian="italic" style:font-style-complex="italic"/>
    </style:style>
    <style:style style:name="T28" style:family="text">
      <style:text-properties fo:font-style="italic" fo:font-weight="bold" style:font-style-asian="italic" style:font-weight-asian="bold" style:font-style-complex="italic" style:font-weight-complex="bold"/>
    </style:style>
    <style:style style:name="T29" style:family="text">
      <style:text-properties officeooo:rsid="0041bf7a"/>
    </style:style>
    <style:style style:name="T30" style:family="text">
      <style:text-properties officeooo:rsid="00453aa9"/>
    </style:style>
    <style:style style:name="T31" style:family="text">
      <style:text-properties officeooo:rsid="0046a511"/>
    </style:style>
    <style:style style:name="T32" style:family="text">
      <style:text-properties officeooo:rsid="0047e612"/>
    </style:style>
    <style:style style:name="T33" style:family="text">
      <style:text-properties officeooo:rsid="0048f28e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officeooo:rsid="0041bf7a" style:font-weight-asian="bold" style:font-weight-complex="bold"/>
    </style:style>
    <style:style style:name="T36" style:family="text">
      <style:text-properties fo:font-weight="bold" officeooo:rsid="0008cba4" style:font-weight-asian="bold" style:font-weight-complex="bold"/>
    </style:style>
    <style:style style:name="T37" style:family="text">
      <style:text-properties fo:font-weight="bold" officeooo:rsid="004b8251" style:font-weight-asian="bold" style:font-weight-complex="bold"/>
    </style:style>
    <style:style style:name="T38" style:family="text">
      <style:text-properties fo:font-weight="bold" officeooo:rsid="00198974" style:font-weight-asian="bold" style:font-weight-complex="bold"/>
    </style:style>
    <style:style style:name="T39" style:family="text">
      <style:text-properties fo:font-weight="bold" officeooo:rsid="001f2956" style:font-weight-asian="bold" style:font-weight-complex="bold"/>
    </style:style>
    <style:style style:name="T40" style:family="text">
      <style:text-properties fo:font-weight="bold" officeooo:rsid="0021fe5f" style:font-weight-asian="bold" style:font-weight-complex="bold"/>
    </style:style>
    <style:style style:name="T41" style:family="text">
      <style:text-properties fo:font-weight="bold" officeooo:rsid="0021b16b" style:font-weight-asian="bold" style:font-weight-complex="bold"/>
    </style:style>
    <style:style style:name="T42" style:family="text">
      <style:text-properties fo:font-weight="bold" officeooo:rsid="002f159b" style:font-weight-asian="bold" style:font-weight-complex="bold"/>
    </style:style>
    <style:style style:name="T43" style:family="text">
      <style:text-properties fo:font-weight="bold" officeooo:rsid="00344ae1" style:font-weight-asian="bold" style:font-weight-complex="bold"/>
    </style:style>
    <style:style style:name="T44" style:family="text">
      <style:text-properties fo:font-weight="bold" officeooo:rsid="00512bf2" style:font-weight-asian="bold" style:font-weight-complex="bold"/>
    </style:style>
    <style:style style:name="T45" style:family="text">
      <style:text-properties fo:font-weight="bold" officeooo:rsid="00566ad2" style:font-weight-asian="bold" style:font-weight-complex="bold"/>
    </style:style>
    <style:style style:name="T46" style:family="text">
      <style:text-properties fo:font-style="normal" fo:font-weight="bold" style:font-style-asian="normal" style:font-weight-asian="bold" style:font-style-complex="normal" style:font-weight-complex="bold"/>
    </style:style>
    <style:style style:name="T47" style:family="text">
      <style:text-properties officeooo:rsid="001059c7"/>
    </style:style>
    <style:style style:name="T48" style:family="text">
      <style:text-properties officeooo:rsid="0052b008"/>
    </style:style>
    <style:style style:name="T49" style:family="text">
      <style:text-properties officeooo:rsid="00566ad2"/>
    </style:style>
    <style:style style:name="T50" style:family="text">
      <style:text-properties officeooo:rsid="0021b82c"/>
    </style:style>
    <style:style style:name="T51" style:family="text">
      <style:text-properties officeooo:rsid="0056aad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><draw:frame draw:style-name="fr1" draw:name="Изображение1" text:anchor-type="paragraph" svg:width="1.127cm" svg:height="1.127cm" draw:z-index="0"><draw:image xlink:href="Pictures/10000000000000290000002070429860C51BDCCA.png" xlink:type="simple" xlink:show="embed" xlink:actuate="onLoad" loext:mime-type="image/png"/></draw:frame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56"><text:a xlink:type="simple" xlink:href="#__RefHeading___Toc658_888690373" text:style-name="Index_20_Link" text:visited-style-name="Index_20_Link">Подготовка примера.<text:tab/>1</text:a></text:p>
          <text:p text:style-name="P56"><text:a xlink:type="simple" xlink:href="#__RefHeading___Toc14206_907256091" text:style-name="Index_20_Link" text:visited-style-name="Index_20_Link">Развертывание сервера.<text:tab/>2</text:a></text:p>
          <text:p text:style-name="P56"><text:a xlink:type="simple" xlink:href="#__RefHeading___Toc14208_907256091" text:style-name="Index_20_Link" text:visited-style-name="Index_20_Link">Развертыванию клиента.<text:tab/>2</text:a></text:p>
          <text:p text:style-name="P56"><text:a xlink:type="simple" xlink:href="#__RefHeading___Toc14210_907256091" text:style-name="Index_20_Link" text:visited-style-name="Index_20_Link">Запуск примера.<text:tab/>2</text:a></text:p>
          <text:p text:style-name="P56"><text:a xlink:type="simple" xlink:href="#__RefHeading___Toc14422_907256091" text:style-name="Index_20_Link" text:visited-style-name="Index_20_Link">Разбор примера.<text:tab/>3</text:a></text:p>
          <text:p text:style-name="P56"><text:a xlink:type="simple" xlink:href="#__RefHeading___Toc585_3304707944" text:style-name="Index_20_Link" text:visited-style-name="Index_20_Link">Сервер.<text:tab/>3</text:a></text:p>
          <text:p text:style-name="P56"><text:a xlink:type="simple" xlink:href="#__RefHeading___Toc587_3304707944" text:style-name="Index_20_Link" text:visited-style-name="Index_20_Link">Клиент.<text:tab/>5</text:a></text:p>
        </text:index-body>
      </text:table-of-content>
      <text:p text:style-name="P46"/>
      <text:p text:style-name="P52">Пример <text:span text:style-name="T1">клиент-</text:span>сервера.</text:p>
      <text:p text:style-name="P29">Пример я попытаюсь использовать для ознакомления с работой всего комплекса. Поэтому в поставке есть только минимально необходимые данные. Вспомогательные данные будут сформированы в ходе установки и запуске примера.</text:p>
      <text:h text:style-name="Heading_20_1" text:outline-level="1"><text:bookmark-start text:name="__RefHeading___Toc658_888690373"/>Подготовка примера.<text:bookmark-end text:name="__RefHeading___Toc658_888690373"/></text:h>
      <text:p text:style-name="P31">Копируем дистрибутив на наш компьютер. <text:span text:style-name="T33">Для всех программ установить право исполняемые:</text:span></text:p>
      <text:p text:style-name="P47">mshclnt, mshmonc, mshsrv, mshdbout, mshmrun, mshmtovm, mshvmrun.</text:p>
      <text:p text:style-name="P31">В дистрибутиве будут каталоги:</text:p>
      <text:p text:style-name="P30"><text:span text:style-name="T34">Doc</text:span> — содержится документация, и этот документ,</text:p>
      <text:p text:style-name="P30"><text:span text:style-name="T34">lib</text:span> — содержит общие библиотеки,</text:p>
      <text:p text:style-name="P30"><text:span text:style-name="T34">msh_clnt</text:span> — клиентская часть примера, может служить шаблоном для вашего приложения,</text:p>
      <text:p text:style-name="P30"><text:span text:style-name="T34">msh_srv</text:span> — серверная часть примера, может служить шаблоном для вашего приложения,</text:p>
      <text:p text:style-name="P30"><text:span text:style-name="T34">utl</text:span> — программы общего назначения. <text:span text:style-name="T20">Программы msh присутствуют в виде исходных модулей. Транслируем их в указанном порядке. Хотя необходимо соблюсти только одно условие: константы должны быть оттранслированы первыми, так как на них есть ссылки в других программах.</text:span></text:p>
      <text:p text:style-name="P32">&gt; <text:span text:style-name="T23">./mshmtovm sysCst</text:span><text:span text:style-name="T22">nt</text:span></text:p>
      <text:p text:style-name="P32"><text:span text:style-name="T22">&gt; </text:span><text:span text:style-name="T23">./mshmtovm sys</text:span><text:span text:style-name="T22">Net</text:span><text:span text:style-name="T23">C</text:span><text:span text:style-name="T22">n</text:span><text:span text:style-name="T23">st</text:span></text:p>
      <text:p text:style-name="P32"><text:span text:style-name="T23">&gt; ./mshmtovm sys</text:span><text:span text:style-name="T22">Win</text:span><text:span text:style-name="T23">C</text:span><text:span text:style-name="T22">n</text:span><text:span text:style-name="T23">st</text:span></text:p>
      <text:p text:style-name="P33"><text:span text:style-name="T21">З</text:span>атем оставшиеся программы:</text:p>
      <text:p text:style-name="P33">&gt; <text:span text:style-name="T23">./mshmtovm </text:span><text:span text:style-name="T22">byxSrvDkData</text:span></text:p>
      <text:p text:style-name="P33"><text:soft-page-break/><text:span text:style-name="T22">&gt; </text:span><text:span text:style-name="T23">./mshmtovm </text:span><text:span text:style-name="T22">byxSrvDkList</text:span></text:p>
      <text:p text:style-name="P33"><text:span text:style-name="T22">&gt; </text:span><text:span text:style-name="T23">./mshmtovm </text:span><text:span text:style-name="T22">sysNetUs</text:span><text:span text:style-name="T27">e</text:span><text:span text:style-name="T22">r</text:span></text:p>
      <text:p text:style-name="P33"><text:span text:style-name="T22">&gt; </text:span><text:span text:style-name="T23">./mshmtovm </text:span><text:span text:style-name="T22">byxUsrUI</text:span></text:p>
      <text:p text:style-name="P35">Трансляция должна пройти без ошибок и в результате появится каталог <text:span text:style-name="T35">mvm</text:span><text:span text:style-name="T29"> , где содержатся оттранслированые pi коды виртуальной машины </text:span><text:span text:style-name="T35">msh</text:span><text:span text:style-name="T29">. Код завершения должен быть равен err=0.</text:span></text:p>
      <text:p text:style-name="P34"><text:span text:style-name="T29">Создаем данные для примера выполнив программу </text:span><text:span text:style-name="T24">byxSrvData.</text:span></text:p>
      <text:p text:style-name="P36">&gt; <text:span text:style-name="T22">./</text:span><text:span text:style-name="T28">mshvmrun</text:span><text:span text:style-name="T23"> </text:span><text:span text:style-name="T25">byxSrvDkData</text:span></text:p>
      <text:p text:style-name="P36">Появится каталог <text:span text:style-name="T34">dbg</text:span>. Где будет глобаль примера ^d1.</text:p>
      <text:h text:style-name="P57" text:outline-level="1"><text:bookmark-start text:name="__RefHeading___Toc14206_907256091"/>Развертывание сервера.<text:bookmark-end text:name="__RefHeading___Toc14206_907256091"/></text:h>
      <text:p text:style-name="P38">Сервер находится в каталоге <text:s/><text:span text:style-name="T36">msh_srv</text:span><text:span text:style-name="T21">, </text:span>копируем туда подкаталоги:</text:p>
      <text:p text:style-name="P40">mvm/byxSrv/byxSrvDkList</text:p>
      <text:p text:style-name="P40"><text:s/>и</text:p>
      <text:p text:style-name="P40">mvm/sysNet/sysNetUser</text:p>
      <text:p text:style-name="P38">Копируем данные каталога <text:span text:style-name="T34">dbg</text:span>. Структура каталогов должна быть сохранена.</text:p>
      <text:p text:style-name="P41">Если все выполнено корректно, то можно запускать сервер.</text:p>
      <text:p text:style-name="P41">&gt; <text:span text:style-name="T22">./</text:span><text:span text:style-name="T46">mshsrv</text:span></text:p>
      <text:p text:style-name="P37">Настройки сервера находятся в файле конфигурации в каталоге <text:span text:style-name="T34">ini</text:span>.</text:p>
      <text:h text:style-name="Heading_20_1" text:outline-level="1"><text:bookmark-start text:name="__RefHeading___Toc14208_907256091"/><text:span text:style-name="T2">Р</text:span>азвертыванию клиента.<text:bookmark-end text:name="__RefHeading___Toc14208_907256091"/></text:h>
      <text:p text:style-name="P39"><text:span text:style-name="T30">Клиент</text:span> находится в каталоге <text:s/><text:span text:style-name="T21">msh_clnt, </text:span>копируем туда подкаталоги:</text:p>
      <text:p text:style-name="P39">mvm/byx<text:span text:style-name="T30">Usr</text:span>/byx<text:span text:style-name="T30">UsrUI</text:span></text:p>
      <text:p text:style-name="P39"><text:s/>и</text:p>
      <text:p text:style-name="P39"><text:s/>mvm/sysNet/sysNetUser</text:p>
      <text:p text:style-name="P43">Клиент можно запустить командой:</text:p>
      <text:p text:style-name="P43">&gt; <text:span text:style-name="T22">sh Clnt.sh</text:span></text:p>
      <text:h text:style-name="P58" text:outline-level="1"><text:bookmark-start text:name="__RefHeading___Toc14210_907256091"/>Запуск примера.<text:bookmark-end text:name="__RefHeading___Toc14210_907256091"/></text:h>
      <text:p text:style-name="P1">Возвращаемся в каталог <text:span text:style-name="T34">msh_</text:span><text:span text:style-name="T37">s</text:span><text:span text:style-name="T34">rv.</text:span> </text:p>
      <text:p text:style-name="P42">&gt; <text:span text:style-name="T22">./</text:span><text:span text:style-name="T46">mshsrv</text:span></text:p>
      <text:p text:style-name="P2">Сервер должен запуститься и повиснуть на выполнении.</text:p>
      <text:p text:style-name="P1"><text:soft-page-break/>Переходим в каталог <text:span text:style-name="T34">msh_</text:span><text:span text:style-name="T37">c</text:span><text:span text:style-name="T34">lnt</text:span>. Переходим на другое рабочее место в ОС. Запускаем клиента.</text:p>
      <text:p text:style-name="P43">&gt; <text:span text:style-name="T22">sh Clnt.sh</text:span></text:p>
      <text:p text:style-name="P2">Окно примера должно появиться. Текущую дату устанавливаем 2017.03.02 заходим в документы и выбираем тип документов BP Банк приход. <text:s/>Можно открыть этот раздел и должны увидеть заголовки документов. Сами документы в примере отсутствуют. <text:span text:style-name="T3">Закрываем приложение. Сервер остается открытым. Для управления сервером используется программа mshmonc. Открываем еще одно рабочее место и возвращаемся в каталог </text:span><text:span text:style-name="T38">msh_srv</text:span><text:span text:style-name="T3">. Запускаем монитор сервера.</text:span></text:p>
      <text:p text:style-name="P1">./<text:span text:style-name="T34">mshmonc</text:span></text:p>
      <text:p text:style-name="P3">Появляется окно монитора из которого можно управлять сервером. В том числе и остановить его.</text:p>
      <text:h text:style-name="P59" text:outline-level="1"><text:bookmark-start text:name="__RefHeading___Toc14422_907256091"/>Разбор примера.<text:bookmark-end text:name="__RefHeading___Toc14422_907256091"/></text:h>
      <text:p text:style-name="P4">Сейчас попробуем разобраться как это все работает. <text:span text:style-name="T4">Основные настройки этого примера как сервера так и клиента сосредоточены в ini файлах.</text:span></text:p>
      <text:p text:style-name="P15">Начнем с сервера.</text:p>
      <text:h text:style-name="P60" text:outline-level="1"><text:bookmark-start text:name="__RefHeading___Toc585_3304707944"/>Сервер.<text:bookmark-end text:name="__RefHeading___Toc585_3304707944"/></text:h>
      <text:p text:style-name="P6">Настройки сервера <text:span text:style-name="T5">хранятся в файле .</text:span><text:span text:style-name="T39">/ini/mapPipe.ini</text:span></text:p>
      <text:p text:style-name="P5">//---Порты сервера---</text:p>
      <text:p text:style-name="P5">0sup=61960;</text:p>
      <text:p text:style-name="P5">//1msh=61962;</text:p>
      <text:p text:style-name="P5">//2vmm=61964;</text:p>
      <text:p text:style-name="P5">//3pim=61966;</text:p>
      <text:p text:style-name="P5">4usr=61970<text:bookmark-start text:name="__DdeLink__395_4093032610"/><text:span text:style-name="T5">&lt;ГТ&gt;</text:span><text:bookmark-end text:name="__DdeLink__395_4093032610"/><text:span text:style-name="T5">sysN</text:span>etUser;</text:p>
      <text:p text:style-name="Text_20_body">//4usr=61972&lt;ГТ&gt;sysNetUser;</text:p>
      <text:p text:style-name="P48">//5usrWWW=61974&lt;ГТ&gt;sysNet<text:span text:style-name="T49">WWW</text:span>;</text:p>
      <text:p text:style-name="P51">Строки начинающиеся с // являются комментариями и приведены только для демонстрации возможностей сервера. Первый цифровой символ в строке определяет тип запускаемого сервера. В общем случае может быть запущено какое угодно количество серверов в том числе одного типа. За цифрой идет текстовая идентификация сервера, она не обрабатывается и служит только для пояснения. После знака = указан порт сервера на котором осуществляется прием входящих сообщений, через этот же порт осуществляется передача выходного потока сообщений. Порты естественно повторяться не могут.</text:p>
      <text:p text:style-name="P7"><text:soft-page-break/>0sup=61960; — запуск сервера который будет управлять всеми серверами, с его помощью можно завершить программу, запускать и останавливать отдельные сервера. Через этот <text:span text:style-name="T31">порт </text:span>работает монитор управления <text:span text:style-name="T34">mshmonc</text:span>.</text:p>
      <text:p text:style-name="P7">1msh=61962; - сервер входной поток которого представляет msh команды, которые выполняются сервером.</text:p>
      <text:p text:style-name="P7">2vmm=61964; - сервер входной поток которого представляет команды виртуальной машины, которые выполняются сервером.</text:p>
      <text:p text:style-name="P7">3pim=61966; - входной поток которого точки входа в msh программу. Сама программа должна присутствовать в оттранслированном виде.</text:p>
      <text:p text:style-name="P8">4usr=61970<text:bookmark-start text:name="__DdeLink__395_40930326101"/><text:span text:style-name="T5">&lt;ГТ&gt;</text:span><text:bookmark-start text:name="__DdeLink__406_4093032610"/><text:bookmark-end text:name="__DdeLink__395_40930326101"/><text:span text:style-name="T5">sysNetUser</text:span><text:bookmark-end text:name="__DdeLink__406_4093032610"/>; - сервер обрабатывает входной поток пользовательских сообщений. Входной поток передается в программу пользователя <text:s/><text:span text:style-name="T5">sysN</text:span>etUser в виде стека аргументов. Имя программы может быть любым. <text:span text:style-name="T6">Эта программа должна присутствовать в виде кода VM в каталоге </text:span><text:span text:style-name="T41">./mvm/sysNet</text:span></text:p>
      <text:p text:style-name="P49"><text:span text:style-name="T50">Данный пример работает именно через эту программу. Она присутствует в виде модуля на языке </text:span><text:span text:style-name="T40">msh</text:span><text:span text:style-name="T7"> и содержит подробные комментарии. Эта программа достаточно универсальна и ей можно <text:s/>воспользоваться для построения различных приложений, но надо придерживаться ее протокола сообщений. Рассмотрим протокол сообщений сервера.</text:span></text:p>
      <text:p text:style-name="P12">CsysfrRou <text:span text:style-name="T12">(\n), </text:span>CsysfrPole (\t)<text:span text:style-name="T12"> , </text:span>CsysfrCom (=), <text:s text:c="2"/>CsysfrInd <text:span text:style-name="T12">(,), CsysfrCol (:)</text:span></text:p>
      <text:p text:style-name="P10">Первый символ сообщения задает его тип:</text:p>
      <text:p text:style-name="P10">CnetcomInit (I) — инициализация объекта,</text:p>
      <text:p text:style-name="P10">CnetcomValue (V) - <text:s/><text:span text:style-name="T9">формирует дерево us[&lt;имя объекта&gt;,&lt;имя атрибута&gt;]</text:span>,</text:p>
      <text:p text:style-name="P13"><text:span text:style-name="T11"><text:s text:c="2"/></text:span><text:bookmark-start text:name="__DdeLink__416_4093032610"/>&lt;Тип&gt;&lt;имя объекта&gt;CsysfrRou&lt;Сообщение&gt;<text:bookmark-end text:name="__DdeLink__416_4093032610"/></text:p>
      <text:p text:style-name="P13">Сообщение состоит из полей разделенных символом CsysfrPole.</text:p>
      <text:p text:style-name="P11"><text:bookmark-start text:name="__DdeLink__414_4093032610"/><text:s/><text:span text:style-name="T8">П оле разбито на 2 части символом CsysfrCom.</text:span></text:p>
      <text:p text:style-name="P11"><text:s/><text:span text:style-name="T10">поля этого типа состоят : &lt;имя атрибута&gt;CsysfrCom&lt;значение&gt;</text:span></text:p>
      <text:p text:style-name="P10"><text:bookmark-start text:name="__DdeLink__348_2688543801"/><text:bookmark-end text:name="__DdeLink__414_4093032610"/>CnetcomSet<text:bookmark-end text:name="__DdeLink__348_2688543801"/> (S) — записать Атрибут объекта, <text:span text:style-name="T13">сообщение имеет вид:</text:span></text:p>
      <text:p text:style-name="P14"><text:s text:c="2"/><text:span text:style-name="T8">&lt;Тип&gt;&lt;имя формы&gt;</text:span><text:bookmark-start text:name="__DdeLink__421_4093032610"/><text:bookmark-start text:name="__DdeLink__424_4093032610"/><text:span text:style-name="T8">CsysfrInd</text:span><text:bookmark-end text:name="__DdeLink__421_4093032610"/><text:span text:style-name="T8">&lt;имя объекта&gt;</text:span><text:bookmark-start text:name="__DdeLink__421_40930326101"/><text:bookmark-end text:name="__DdeLink__424_4093032610"/><text:span text:style-name="T8">CsysfrInd</text:span><text:bookmark-end text:name="__DdeLink__421_40930326101"/><text:span text:style-name="T8">&lt;Атрибут&gt;CsysfrRou&lt;значение&gt;</text:span></text:p>
      <text:p text:style-name="P14"><text:s/><text:span text:style-name="T16">Атрибут при обращении к полю таблицы содержит &lt;№строки&gt;&lt;№графы&gt;</text:span></text:p>
      <text:p text:style-name="P11">CnetcomGet (s) - <text:s/>прочитать Атрибут <text:bookmark-start text:name="__DdeLink__408_4093032610"/>объекта,<text:bookmark-end text:name="__DdeLink__408_4093032610"/> <text:span text:style-name="T13">сообщение имеет вид:</text:span></text:p>
      <text:p text:style-name="P14"><text:s text:c="2"/><text:span text:style-name="T8">&lt;Тип&gt;&lt;имя формы&gt;</text:span><text:bookmark-start text:name="__DdeLink__424_40930326101"/><text:bookmark-start text:name="__DdeLink__421_40930326102"/><text:span text:style-name="T8">CsysfrInd</text:span><text:bookmark-end text:name="__DdeLink__421_40930326102"/><text:span text:style-name="T8">&lt;имя объекта&gt;</text:span><text:bookmark-start text:name="__DdeLink__421_409303261011"/><text:bookmark-end text:name="__DdeLink__424_40930326101"/><text:span text:style-name="T8">CsysfrInd</text:span><text:bookmark-end text:name="__DdeLink__421_409303261011"/><text:span text:style-name="T8">&lt;Атрибут&gt;</text:span></text:p>
      <text:p text:style-name="P11">CnetcomFocusSet (F) — установить фокус на объект,</text:p>
      <text:p text:style-name="P10">CnetcomFocusGet (f) — установлен ли фокус на объекте.</text:p>
      <text:p text:style-name="P50">Привязка к специфики приложения осуществляется через методы <text:span text:style-name="T34">get</text:span> и <text:span text:style-name="T34">set</text:span> переданного в командах <text:span text:style-name="T14">CnetcomGet </text:span>и <text:span text:style-name="T14">CnetcomSet </text:span>имени объекта. В данном примере используется объект <text:span text:style-name="T34">byxDkList</text:span>. Этот модуль и содержит специфику приложения связанного с окном с именем <text:bookmark-start text:name="__DdeLink__350_2688543801"/><text:soft-page-break/><text:span text:style-name="T34">byxDkList</text:span>.<text:bookmark-end text:name="__DdeLink__350_2688543801"/> В данном примере задействован только метод <text:span text:style-name="T34">get</text:span>. В нем реализован вывод на клиента перечня документов. В зависимости от запроса передается клиенту либо весь список документов, либо одна строка, соответствующая заголовку конкретного документа, либо конкретное поле заголовка документа. В <text:span text:style-name="T34">byxDkList.get</text:span> эта логика реализована. <text:span text:style-name="T15">В общем случае метод </text:span><text:span text:style-name="T42">get</text:span><text:span text:style-name="T15"> должен сформировать выходной поток в буфере вывода </text:span><text:span text:style-name="T42">B$</text:span><text:span text:style-name="T15">.</text:span></text:p>
      <text:p text:style-name="P48">//5usrWWW=61974&lt;ГТ&gt;sysNet<text:span text:style-name="T49">WWW</text:span>; - <text:span text:style-name="T49">сервер осуществляет обмен с браузером.</text:span></text:p>
      <text:p text:style-name="P9"><text:s/>Входной поток передается в программу пользователя <text:s/><text:span text:style-name="T5">sysN</text:span>et<text:span text:style-name="T51">WWW</text:span> в виде стека аргументов. <text:span text:style-name="T51">Параметры сообщения передаются в программу через переменную A[ ]. индексом служит имя параметра, значение переменной является значением параметра.</text:span> Имя программы может быть любым. <text:span text:style-name="T6">Эта программа должна присутствовать в виде кода VM в каталоге </text:span><text:span text:style-name="T41">./mvm/sys</text:span><text:span text:style-name="T45">WWW</text:span></text:p>
      <text:h text:style-name="P61" text:outline-level="1"><text:bookmark-start text:name="__RefHeading___Toc587_3304707944"/>Клиент.<text:bookmark-end text:name="__RefHeading___Toc587_3304707944"/></text:h>
      <text:p text:style-name="P16">Клиент реализован как GUI приложение с использованием оконных компонент GTK+ 3.0 . Предполагается что приложение может настраиваться на различные разговорные языки. Поэтому все текстовые строки вынесены в ini файлы, а не размещены в атрибутах оконных компонент, хотя и такой вариант можно реализовать. <text:span text:style-name="T17">Рассмотрим </text:span><text:span text:style-name="T43">ini</text:span><text:span text:style-name="T17">.</text:span></text:p>
      <text:p text:style-name="P17">Файл <text:span text:style-name="T34">byxCfg.ini</text:span> Это файл настройки приложения. Параметры width и height задают размер главного окна. Параметр Srv задает IP адрес и порт сервера.</text:p>
      <text:p text:style-name="P17">width=800;</text:p>
      <text:p text:style-name="P17">height=600;</text:p>
      <text:p text:style-name="P54">Srv=127.0.0.1:61970;</text:p>
      <text:p text:style-name="P17">Файл byxData.ini устанавливает текущую дату.</text:p>
      <text:p text:style-name="P54">0dt=2017.03.02;</text:p>
      <text:p text:style-name="P17">Файл byxPar.ini задает параметры клиентского места.</text:p>
      <text:p text:style-name="P17">kodOrg=1;</text:p>
      <text:p text:style-name="P17">nameOrg=Крейт;</text:p>
      <text:p text:style-name="P17">kodRm=BC;</text:p>
      <text:p text:style-name="P17">nameRm=Бухгалтер;</text:p>
      <text:p text:style-name="P54"><text:bookmark-start text:name="__DdeLink__359_2688543801"/>kodLg<text:bookmark-end text:name="__DdeLink__359_2688543801"/>=RU;</text:p>
      <text:p text:style-name="P17">kodOrg — код организации,</text:p>
      <text:p text:style-name="P17">nameOrg — Имя организации,</text:p>
      <text:p text:style-name="P17">kodRm — код рабочего места,</text:p>
      <text:p text:style-name="P17">nameRm — наименование рабочего места,</text:p>
      <text:p text:style-name="P54"><text:soft-page-break/>kodLg — используемый на рабочем месте разговорный язык.</text:p>
      <text:p text:style-name="P55">Остальные файлы осуществляют языковые настройки.</text:p>
      <text:p text:style-name="P18">Файл <text:span text:style-name="T44">b</text:span><text:span text:style-name="T34">yxHeder.ini</text:span> содержит текстовые атрибуты оконных компонентов.</text:p>
      <text:p text:style-name="P18">mn=Бухгалтерия ШаГ (2017.04);</text:p>
      <text:p text:style-name="P18">0dk=Документы;</text:p>
      <text:p text:style-name="P18">0wf=Отчеты;</text:p>
      <text:p text:style-name="P18">0kl=Классификаторы;</text:p>
      <text:p text:style-name="P18">0pr=Параметры;</text:p>
      <text:p text:style-name="P18">0err=Сообщение об ошибках;</text:p>
      <text:p text:style-name="P18">byxDk=Тип<text:tab/>Наименование<text:tab/>Кол-во<text:tab/>Пров.;</text:p>
      <text:p text:style-name="P18">byxWf=Тип<text:tab/>Наименование;</text:p>
      <text:p text:style-name="P18">byxKl=Тип<text:tab/>Наименование;</text:p>
      <text:p text:style-name="P21">byxDkList=#Документа/<text:span text:style-name="T47">t</text:span>Дата/<text:span text:style-name="T47">t</text:span>Наименование/<text:span text:style-name="T47">t</text:span>Сумма/<text:span text:style-name="T47">t</text:span>Изменено;</text:p>
      <text:p text:style-name="P18">Левая часть строки от символа = задает имя оконного компонента, правая содержание этого компонента. <text:span text:style-name="T31">Поля разделены символом горизонтальной табуляции </text:span><text:span text:style-name="T26">/t.</text:span></text:p>
      <text:p text:style-name="P18">Файл <text:span text:style-name="T34">byxMenu.ini</text:span> содержит меню рабочего места.</text:p>
      <text:p text:style-name="P18">byxDk=&lt;B<text:tab/>Банк&lt;BP<text:tab/>Банк приход</text:p>
      <text:p text:style-name="P18">BR<text:tab/>Банк расход</text:p>
      <text:p text:style-name="P18">BU<text:tab/>Валютный приход</text:p>
      <text:p text:style-name="P18">BW<text:tab/>Валютный расход</text:p>
      <text:p text:style-name="P18">BX<text:tab/>Платежное поручение</text:p>
      <text:p text:style-name="P18">BY<text:tab/>Заявление на перевод</text:p>
      <text:p text:style-name="P18">BZ<text:tab/>Поручение со списком&gt;D<text:tab/>Дебиторы-Кредиторы&lt;DR<text:tab/>Реализация работ</text:p>
      <text:p text:style-name="P18">DY<text:tab/>Услуги подрядчиков&gt;K<text:tab/>Касса&lt;KP<text:tab/>Приход</text:p>
      <text:p text:style-name="P18">KR<text:tab/>Расход</text:p>
      <text:p text:style-name="P18">KX<text:tab/>Валютный приход</text:p>
      <text:p text:style-name="P18">KZ<text:tab/>Валютный расход&gt;M<text:tab/>Материалы-Товары&lt;ML<text:tab/>Реализация товара</text:p>
      <text:p text:style-name="P18">MP<text:tab/>Приход материалов</text:p>
      <text:p text:style-name="P18">MR<text:tab/>Расход материалов</text:p>
      <text:p text:style-name="P18">MT<text:tab/>Донаценка материалов</text:p>
      <text:p text:style-name="P18">MV<text:tab/>Внутреннее перемещение материалов&gt;N<text:tab/>Налоги&lt;NE<text:tab/>Соцналог-Соцстрах</text:p>
      <text:p text:style-name="P18"><text:soft-page-break/>NO<text:tab/>Доп.суммы налогов&gt;O<text:tab/>Основные средства&lt;OP<text:tab/>Приход</text:p>
      <text:p text:style-name="P18">OR<text:tab/>Списание</text:p>
      <text:p text:style-name="P18">OT<text:tab/>Донаценка</text:p>
      <text:p text:style-name="P18">OV<text:tab/>Внутреннее перемещение</text:p>
      <text:p text:style-name="P18">OZ<text:tab/>Начисление износа&gt;Z<text:tab/>Зарплата&lt;ZB<text:tab/>Табеля</text:p>
      <text:p text:style-name="P18">ZD<text:tab/>Отпускные</text:p>
      <text:p text:style-name="P18">ZE<text:tab/>по Среднему</text:p>
      <text:p text:style-name="P18">ZP<text:tab/>Удержания</text:p>
      <text:p text:style-name="P18">ZV<text:tab/>Отчисление в НПФ</text:p>
      <text:p text:style-name="P18">ZY<text:tab/>Подоходный налог&gt;&gt;;</text:p>
      <text:p text:style-name="P18">byxWf=&lt;B<text:tab/>Банк и Касса&lt;BA<text:tab/>реестр по Кассе</text:p>
      <text:p text:style-name="P18">BB<text:tab/>реестр по Банку</text:p>
      <text:p text:style-name="P18">BS<text:tab/>журнал Кассовых ордеров</text:p>
      <text:p text:style-name="P18">BX<text:tab/>Оборотка&gt;D<text:tab/>Контрагенты&lt;DA<text:tab/>Остатки</text:p>
      <text:p text:style-name="P18">DB<text:tab/>Оборотка</text:p>
      <text:p text:style-name="P18">DD<text:tab/>акт взаиморасчетов&gt;&gt;;</text:p>
      <text:p text:style-name="P18">byxKl=&lt;d<text:tab/>Дебиторы-Кредиторы</text:p>
      <text:p text:style-name="P18">t<text:tab/>Табельные номера</text:p>
      <text:p text:style-name="P18">m<text:tab/>Материалы</text:p>
      <text:p text:style-name="P18">i<text:tab/>Основные средства</text:p>
      <text:p text:style-name="P18">b<text:tab/>Балансовые счета</text:p>
      <text:p text:style-name="P18">v<text:tab/>Валюты</text:p>
      <text:p text:style-name="P18">s<text:tab/>Списки</text:p>
      <text:p text:style-name="P18">z<text:tab/>Начисления</text:p>
      <text:p text:style-name="P18">g<text:tab/>Графики рабочих дней&gt;;</text:p>
      <text:p text:style-name="P22"/>
      <text:p text:style-name="P22">По содержанию этих файлов я думаю пояснения не требуются. <text:span text:style-name="T18">А вот подробнее рассмотреть структуру правой части необходимо. В самом простом случае значением компонента может быть простое текстовое поле. Если компонент таблица или дерево то описать содержание сложнее. Оба эти компонента имеют заголовок. Пример заголовка:</text:span></text:p>
      <text:p text:style-name="P19">Тип<text:span text:style-name="T48">\t</text:span>Наименование<text:span text:style-name="T18">\t</text:span>Кол-во<text:span text:style-name="T18">\t</text:span>Пров.</text:p>
      <text:p text:style-name="P23"><text:s/>Поля разделены символом \t.</text:p>
      <text:p text:style-name="P23"><text:soft-page-break/>Пример содержимого таблицы:</text:p>
      <text:p text:style-name="P19">d<text:span text:style-name="T18">\t</text:span>Дебиторы-Кредиторы<text:span text:style-name="T18">\n</text:span>t<text:span text:style-name="T18">\t</text:span>Табельные номера<text:span text:style-name="T18">\n</text:span>m<text:span text:style-name="T18">\t</text:span>Материалы</text:p>
      <text:p text:style-name="P24">строки таблицы разделены символом \n , а поля внутри строки разделены символом \t .</text:p>
      <text:p text:style-name="P24"><text:s/><text:span text:style-name="T19">Пример содержимого дерева:</text:span></text:p>
      <text:p text:style-name="P20">&lt;B<text:span text:style-name="T19">\t</text:span>Банк и Касса&lt;BA<text:span text:style-name="T19">\t</text:span>реестр по Кассе<text:span text:style-name="T19">\n</text:span>BB<text:span text:style-name="T19">\t</text:span>реестр по Банку<text:span text:style-name="T19">\n</text:span>BS<text:span text:style-name="T19">\t</text:span>журнал Кассовых ордеров<text:span text:style-name="T19">\n</text:span>BX<text:span text:style-name="T19">\t</text:span>Оборотка&gt;D<text:span text:style-name="T19">\t</text:span>Контрагенты&lt;DA<text:span text:style-name="T19">\t</text:span>Остатки<text:span text:style-name="T19">\n</text:span>DB<text:span text:style-name="T19">\t</text:span>Оборотка<text:span text:style-name="T19">\n</text:span>DD<text:span text:style-name="T19">\t</text:span>акт взаиморасчетов&gt;&gt;</text:p>
      <text:p text:style-name="P25">Иерархия дерева реализована <text:span text:style-name="T32">с помощью символов</text:span> &lt;&gt; .</text:p>
      <text:p text:style-name="P26">Запуск клиента осуществляется командой:</text:p>
      <text:p text:style-name="P44">&gt; <text:span text:style-name="T22">sh Clnt.sh</text:span></text:p>
      <text:p text:style-name="P45">Смотри комментарии в модуле.</text:p>
      <text:p text:style-name="P45"><text:s/>Комментариев в модуле должно быть достаточно. Чтобы лучше понять клиентскую часть надо хотябы поверхностно быть знакомым с GTK+ 3.0 на основе которого построена оконная система.</text:p>
      <text:p text:style-name="P27">Общее функционирование клиента.</text:p>
      <text:p text:style-name="P28">При запуске приложения оно считывает <text:span text:style-name="T34">ini</text:span> файлы и по ним строит первоначальный интерфейс. На сервер отправляются параметры клиента. Ответ сервер не возвращает. <text:s/>Формируются надписи и меню пользователя. При выборе типа документа и нажатии кнопки получения списка, на сервер отправляется асинхронный запрос. Сервер в ответ отсылает список заголовков документов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8-01-07T10:06:03.423757327</meta:creation-date>
    <dc:date>2020-04-14T19:13:25.729724643</dc:date>
    <meta:editing-duration>PT8H48M27S</meta:editing-duration>
    <meta:editing-cycles>67</meta:editing-cycles>
    <meta:generator>LibreOffice/6.3.3.2.0$Linux_X86_64 LibreOffice_project/30$Build-2</meta:generator>
    <meta:document-statistic meta:table-count="0" meta:image-count="1" meta:object-count="0" meta:page-count="8" meta:paragraph-count="182" meta:word-count="1352" meta:character-count="10657" meta:non-whitespace-character-count="9445"/>
  </office:meta>
</office:document-meta>
</file>